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5in" svg:height="4.0059in" svg:x="2.7602in" svg:y="0.4504in">
            <draw:object draw:notify-on-update-of-ranges="Sheet1.A1:Sheet1.A1 Sheet1.A2:Sheet1.A211 Sheet1.C1:Sheet1.C1 Sheet1.C2:Sheet1.C2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0787in" svg:height="0.1866in" svg:x="3.5146in" svg:y="5.8665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75in" svg:height="3.5437in" svg:x="2.8402in" svg:y="5.8311in">
            <draw:object draw:notify-on-update-of-ranges="Sheet1.A1:Sheet1.A1 Sheet1.A2:Sheet1.A211 Sheet1.B1:Sheet1.B1 Sheet1.B2:Sheet1.B2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<text:s/>total completed </text:p>
          </table:table-cell>
          <table:table-cell office:value-type="string" calcext:value-type="string">
            <text:p><text:s/>avg time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.44444" calcext:value-type="float">
            <text:p>6.444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4.3333" calcext:value-type="float">
            <text:p>24.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7.5556" calcext:value-type="float">
            <text:p>27.55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3.4444" calcext:value-type="float">
            <text:p>33.44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518.3" calcext:value-type="float">
            <text:p>518.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81.625" calcext:value-type="float">
            <text:p>81.6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67.8" calcext:value-type="float">
            <text:p>167.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float" office:value="543.4" calcext:value-type="float">
            <text:p>543.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2.55" calcext:value-type="float">
            <text:p>142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1013.1" calcext:value-type="float">
            <text:p>1013.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916.1" calcext:value-type="float">
            <text:p>916.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office:value-type="float" office:value="82.2222" calcext:value-type="float">
            <text:p>82.222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407.1" calcext:value-type="float">
            <text:p>407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4408.8" calcext:value-type="float">
            <text:p>4408.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" calcext:value-type="float">
            <text:p>9</text:p>
          </table:table-cell>
          <table:table-cell office:value-type="float" office:value="495.444" calcext:value-type="float">
            <text:p>495.44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office:value-type="float" office:value="2458.1" calcext:value-type="float">
            <text:p>2458.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" calcext:value-type="float">
            <text:p>9</text:p>
          </table:table-cell>
          <table:table-cell office:value-type="float" office:value="648.444" calcext:value-type="float">
            <text:p>648.4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176.6" calcext:value-type="float">
            <text:p>176.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float" office:value="1277.9" calcext:value-type="float">
            <text:p>1277.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</text:p>
          </table:table-cell>
          <table:table-cell office:value-type="float" office:value="250.889" calcext:value-type="float">
            <text:p>250.88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" calcext:value-type="float">
            <text:p>9</text:p>
          </table:table-cell>
          <table:table-cell office:value-type="float" office:value="1498.22" calcext:value-type="float">
            <text:p>1498.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488.889" calcext:value-type="float">
            <text:p>488.88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" calcext:value-type="float">
            <text:p>8</text:p>
          </table:table-cell>
          <table:table-cell office:value-type="float" office:value="3047.12" calcext:value-type="float">
            <text:p>3047.1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3029.11" calcext:value-type="float">
            <text:p>3029.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1153.8" calcext:value-type="float">
            <text:p>1153.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59.33" calcext:value-type="float">
            <text:p>2359.3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5600.8" calcext:value-type="float">
            <text:p>5600.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float" office:value="4700.33" calcext:value-type="float">
            <text:p>4700.3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21466" calcext:value-type="float">
            <text:p>214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4417.25" calcext:value-type="float">
            <text:p>4417.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float" office:value="18047.5" calcext:value-type="float">
            <text:p>18047.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float" office:value="22215" calcext:value-type="float">
            <text:p>222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2748" calcext:value-type="float">
            <text:p>32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00:17:57.587255296</dc:date>
    <meta:document-statistic meta:table-count="1" meta:cell-count="633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05cm" chart:symbol-height="0.05cm" chart:link-data-style-to-source="true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 " loext:regression-max-degree="2" loext:regression-period="3" loext:regression-extrapolate-forward="0" loext:regression-extrapolate-backward="0" loext:regression-force-intercept="true" loext:regression-intercept-value="0" chart:regression-type="polynomial"/>
      <style:graphic-properties svg:stroke-width="0.051cm" svg:stroke-color="#aecf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10.176cm" xlink:href=".." xlink:type="simple" chart:class="chart:scatter" chart:style-name="ch1">
        <chart:title svg:x="6.615cm" svg:y="0.339cm" chart:style-name="ch2">
          <text:p>AC3 4-Color</text:p>
        </chart:title>
        <chart:legend chart:legend-position="end" svg:x="12.431cm" svg:y="4.528cm" style:legend-expansion="high" chart:style-name="ch3"/>
        <chart:plot-area chart:style-name="ch4" table:cell-range-address="Sheet1.A1:Sheet1.A211 Sheet1.C1:Sheet1.C211" chart:data-source-has-labels="row" svg:x="0.319cm" svg:y="1.373cm" svg:width="11.793cm" svg:height="8.6cm">
          <chartooo:coordinate-region svg:x="1.592cm" svg:y="1.578cm" svg:width="10.111cm" svg:height="7.736cm"/>
          <chart:axis chart:dimension="x" chart:name="primary-x" chart:style-name="ch5"/>
          <chart:axis chart:dimension="y" chart:name="primary-y" chart:style-name="ch5"/>
          <chart:series chart:style-name="ch6" chart:values-cell-range-address="Sheet1.C2:Sheet1.C211" chart:label-cell-address="Sheet1.C1:Sheet1.C1" chart:class="chart:scatter">
            <chart:domain table:cell-range-address="Sheet1.A2:Sheet1.A211"/>
            <chart:regression-curve chart:style-name="ch7"/>
            <chart:data-point chart:repeated="2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avg time (m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211</svg:desc>
                </draw:g>
              </table:table-cell>
              <table:table-cell office:value-type="float" office:value="0.8">
                <text:p>0.8</text:p>
                <draw:g>
                  <svg:desc>Sheet1.C2:Sheet1.C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.44444">
                <text:p>6.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4.3333">
                <text:p>24.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27.5556">
                <text:p>27.5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33.4444">
                <text:p>33.4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518.3">
                <text:p>518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08.3">
                <text:p>108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81.625">
                <text:p>81.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5">
                <text:p>225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0">
                <text:p>2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5">
                <text:p>275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0">
                <text:p>300</text:p>
              </table:table-cell>
              <table:table-cell office:value-type="float" office:value="167.8">
                <text:p>167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1">
                <text:p>301</text:p>
              </table:table-cell>
              <table:table-cell office:value-type="float" office:value="543.4">
                <text:p>543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2">
                <text:p>302</text:p>
              </table:table-cell>
              <table:table-cell office:value-type="float" office:value="167.9">
                <text:p>167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3">
                <text:p>303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4">
                <text:p>304</text:p>
              </table:table-cell>
              <table:table-cell office:value-type="float" office:value="147.2">
                <text:p>147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5">
                <text:p>30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5">
                <text:p>325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0">
                <text:p>350</text:p>
              </table:table-cell>
              <table:table-cell office:value-type="float" office:value="142.55">
                <text:p>142.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5">
                <text:p>375</text:p>
              </table:table-cell>
              <table:table-cell office:value-type="float" office:value="1013.1">
                <text:p>1013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0">
                <text:p>400</text:p>
              </table:table-cell>
              <table:table-cell office:value-type="float" office:value="916.1">
                <text:p>916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5">
                <text:p>425</text:p>
              </table:table-cell>
              <table:table-cell office:value-type="float" office:value="82.2222">
                <text:p>82.2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0">
                <text:p>450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5">
                <text:p>475</text:p>
              </table:table-cell>
              <table:table-cell office:value-type="float" office:value="407.1">
                <text:p>407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0">
                <text:p>500</text:p>
              </table:table-cell>
              <table:table-cell office:value-type="float" office:value="4408.8">
                <text:p>4408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5">
                <text:p>525</text:p>
              </table:table-cell>
              <table:table-cell office:value-type="float" office:value="495.444">
                <text:p>495.4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0">
                <text:p>550</text:p>
              </table:table-cell>
              <table:table-cell office:value-type="float" office:value="2458.1">
                <text:p>2458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5">
                <text:p>575</text:p>
              </table:table-cell>
              <table:table-cell office:value-type="float" office:value="648.444">
                <text:p>648.4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0">
                <text:p>600</text:p>
              </table:table-cell>
              <table:table-cell office:value-type="float" office:value="176.6">
                <text:p>176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5">
                <text:p>625</text:p>
              </table:table-cell>
              <table:table-cell office:value-type="float" office:value="1277.9">
                <text:p>1277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0">
                <text:p>650</text:p>
              </table:table-cell>
              <table:table-cell office:value-type="float" office:value="250.889">
                <text:p>250.8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75">
                <text:p>675</text:p>
              </table:table-cell>
              <table:table-cell office:value-type="float" office:value="1498.22">
                <text:p>1498.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0">
                <text:p>700</text:p>
              </table:table-cell>
              <table:table-cell office:value-type="float" office:value="488.889">
                <text:p>488.8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5">
                <text:p>725</text:p>
              </table:table-cell>
              <table:table-cell office:value-type="float" office:value="3047.12">
                <text:p>3047.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0">
                <text:p>750</text:p>
              </table:table-cell>
              <table:table-cell office:value-type="float" office:value="3029.11">
                <text:p>3029.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0">
                <text:p>800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1153.8">
                <text:p>1153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2359.33">
                <text:p>2359.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00">
                <text:p>1100</text:p>
              </table:table-cell>
              <table:table-cell office:value-type="float" office:value="5600.8">
                <text:p>5600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00">
                <text:p>120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0">
                <text:p>1300</text:p>
              </table:table-cell>
              <table:table-cell office:value-type="float" office:value="4700.33">
                <text:p>4700.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00">
                <text:p>1400</text:p>
              </table:table-cell>
              <table:table-cell office:value-type="float" office:value="21466">
                <text:p>214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00">
                <text:p>15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00">
                <text:p>1600</text:p>
              </table:table-cell>
              <table:table-cell office:value-type="float" office:value="4417.25">
                <text:p>4417.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00">
                <text:p>1700</text:p>
              </table:table-cell>
              <table:table-cell office:value-type="float" office:value="18047.5">
                <text:p>18047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00">
                <text:p>1800</text:p>
              </table:table-cell>
              <table:table-cell office:value-type="float" office:value="22215">
                <text:p>222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00">
                <text:p>2000</text:p>
              </table:table-cell>
              <table:table-cell office:value-type="float" office:value="32748">
                <text:p>32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scatter" chart:style-name="ch1">
        <chart:title svg:x="6.629cm" svg:y="0.316cm" chart:style-name="ch2">
          <text:p>AC3 4-Color</text:p>
        </chart:title>
        <chart:legend chart:legend-position="end" svg:x="12.668cm" svg:y="4.196cm" style:legend-expansion="high" chart:style-name="ch3"/>
        <chart:plot-area chart:style-name="ch4" table:cell-range-address="Sheet1.A1:Sheet1.B211" chart:data-source-has-labels="row" svg:x="0.32cm" svg:y="1.327cm" svg:width="12.028cm" svg:height="7.495cm">
          <chartooo:coordinate-region svg:x="0.98cm" svg:y="1.532cm" svg:width="10.958cm" svg:height="6.631cm"/>
          <chart:axis chart:dimension="x" chart:name="primary-x" chart:style-name="ch5"/>
          <chart:axis chart:dimension="y" chart:name="primary-y" chart:style-name="ch6"/>
          <chart:series chart:style-name="ch7" chart:values-cell-range-address="Sheet1.B2:Sheet1.B211" chart:label-cell-address="Sheet1.B1:Sheet1.B1" chart:class="chart:scatter">
            <chart:domain table:cell-range-address="Sheet1.A2:Sheet1.A211"/>
            <chart:data-point chart:repeated="2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otal completed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211</svg:desc>
                </draw:g>
              </table:table-cell>
              <table:table-cell office:value-type="float" office:value="10">
                <text:p>10</text:p>
                <draw:g>
                  <svg:desc>Sheet1.B2:Sheet1.B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5">
                <text:p>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5">
                <text:p>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1">
                <text:p>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2">
                <text:p>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3">
                <text:p>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4">
                <text:p>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5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5">
                <text:p>3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0">
                <text:p>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5">
                <text:p>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0">
                <text:p>4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5">
                <text:p>4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0">
                <text:p>4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5">
                <text:p>4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0">
                <text:p>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5">
                <text:p>5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0">
                <text:p>5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5">
                <text:p>5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5">
                <text:p>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0">
                <text:p>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75">
                <text:p>6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0">
                <text:p>7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5">
                <text:p>7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0">
                <text:p>7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0">
                <text:p>8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00">
                <text:p>1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00">
                <text:p>1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0">
                <text:p>1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00">
                <text:p>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00">
                <text:p>16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00">
                <text:p>1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00">
                <text:p>1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